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style:font-name="Arial" fo:font-size="14pt" style:font-size-asian="14pt" style:font-name-complex="Arial1" style:font-size-complex="14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officeooo:rsid="00158c74" officeooo:paragraph-rsid="00158c74"/>
    </style:style>
    <style:style style:name="P4" style:family="paragraph" style:parent-style-name="Standard" style:master-page-name="Standard">
      <style:paragraph-properties fo:line-height="100%" style:page-number="auto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T2" style:family="text">
      <style:text-properties style:font-name="Arial" fo:font-size="12pt" style:font-size-asian="12pt" style:font-name-complex="Arial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Abstract title goes here! (14 pt., Arial, Bold, Align Left)</text:span></text:p>
      <text:p text:style-name="P3"><text:span text:style-name="T2">Harley “Ryott” Glayzer, Physics Department</text:span></text:p>
      <text:p text:style-name="P3"><text:span text:style-name="T2">R. W. Schnee, Physics Deratment</text:span></text:p>
      <text:p text:style-name="P2"/>
      <text:p text:style-name="P1"><text:span text:style-name="T2">Begin your abstract here. (12 pt., Arial, Align Left, No Indents) 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upper, Shelly A.</meta:initial-creator>
    <meta:editing-cycles>3</meta:editing-cycles>
    <meta:creation-date>2023-02-03T18:16:00</meta:creation-date>
    <dc:date>2023-02-14T12:44:23.448042800</dc:date>
    <meta:editing-duration>PT2M52S</meta:editing-duration>
    <meta:generator>LibreOffice/6.4.7.2$Linux_X86_64 LibreOffice_project/40$Build-2</meta:generator>
    <meta:document-statistic meta:table-count="0" meta:image-count="0" meta:object-count="0" meta:page-count="1" meta:paragraph-count="4" meta:word-count="31" meta:character-count="198" meta:non-whitespace-character-count="17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